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780000012028CF23DD2C2D376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54cm" svg:height="5.714cm" svg:x="4.713cm" svg:y="12.28cm">
          <draw:image xlink:href="Pictures/10000000000002780000012028CF23DD2C2D376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5:36:30.601058520</meta:creation-date>
    <dc:date>2018-04-26T15:37:39.228407995</dc:date>
    <meta:editing-duration>PT1M8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